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15.984cm"/>
    </style:style>
    <style:style style:name="Tableau1.1" style:family="table-row">
      <style:table-row-properties style:min-row-height="3.586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15.984cm"/>
    </style:style>
    <style:style style:name="Tableau2.1" style:family="table-row">
      <style:table-row-properties style:min-row-height="3.586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15.984cm"/>
    </style:style>
    <style:style style:name="Tableau3.1" style:family="table-row">
      <style:table-row-properties style:min-row-height="3.586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15.984cm"/>
    </style:style>
    <style:style style:name="Tableau4.1" style:family="table-row">
      <style:table-row-properties style:min-row-height="3.586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15.984cm"/>
    </style:style>
    <style:style style:name="Tableau5.1" style:family="table-row">
      <style:table-row-properties style:min-row-height="3.586cm"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.009cm" fo:margin-top="0cm" fo:margin-bottom="0cm" table:align="left" style:writing-mode="lr-tb"/>
    </style:style>
    <style:style style:name="Tableau6.A" style:family="table-column">
      <style:table-column-properties style:column-width="15.984cm"/>
    </style:style>
    <style:style style:name="Tableau6.1" style:family="table-row">
      <style:table-row-properties style:min-row-height="3.586cm" fo:keep-together="auto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5.984cm" fo:margin-left="0.009cm" fo:margin-top="0cm" fo:margin-bottom="0cm" table:align="left" style:writing-mode="lr-tb"/>
    </style:style>
    <style:style style:name="Tableau7.A" style:family="table-column">
      <style:table-column-properties style:column-width="15.984cm"/>
    </style:style>
    <style:style style:name="Tableau7.1" style:family="table-row">
      <style:table-row-properties style:min-row-height="3.586cm" fo:keep-together="auto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5.984cm" fo:margin-left="0.009cm" fo:margin-top="0cm" fo:margin-bottom="0cm" table:align="left" style:writing-mode="lr-tb"/>
    </style:style>
    <style:style style:name="Tableau8.A" style:family="table-column">
      <style:table-column-properties style:column-width="15.984cm"/>
    </style:style>
    <style:style style:name="Tableau8.1" style:family="table-row">
      <style:table-row-properties style:min-row-height="3.586cm" fo:keep-together="auto"/>
    </style:style>
    <style:style style:name="Tableau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5.984cm" fo:margin-left="0.009cm" fo:margin-top="0cm" fo:margin-bottom="0cm" table:align="left" style:writing-mode="lr-tb"/>
    </style:style>
    <style:style style:name="Tableau9.A" style:family="table-column">
      <style:table-column-properties style:column-width="15.984cm"/>
    </style:style>
    <style:style style:name="Tableau9.1" style:family="table-row">
      <style:table-row-properties style:min-row-height="3.586cm" fo:keep-together="auto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15.984cm" fo:margin-left="0.009cm" fo:margin-top="0cm" fo:margin-bottom="0cm" table:align="left" style:writing-mode="lr-tb"/>
    </style:style>
    <style:style style:name="Tableau10.A" style:family="table-column">
      <style:table-column-properties style:column-width="15.984cm"/>
    </style:style>
    <style:style style:name="Tableau10.1" style:family="table-row">
      <style:table-row-properties style:min-row-height="3.586cm"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5.984cm" fo:margin-left="0.009cm" fo:margin-top="0cm" fo:margin-bottom="0cm" table:align="left" style:writing-mode="lr-tb"/>
    </style:style>
    <style:style style:name="Tableau11.A" style:family="table-column">
      <style:table-column-properties style:column-width="15.984cm"/>
    </style:style>
    <style:style style:name="Tableau11.1" style:family="table-row">
      <style:table-row-properties style:min-row-height="3.586cm"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5.984cm" fo:margin-left="0.009cm" fo:margin-top="0cm" fo:margin-bottom="0cm" table:align="left" style:writing-mode="lr-tb"/>
    </style:style>
    <style:style style:name="Tableau12.A" style:family="table-column">
      <style:table-column-properties style:column-width="15.984cm"/>
    </style:style>
    <style:style style:name="Tableau12.1" style:family="table-row">
      <style:table-row-properties style:min-row-height="3.586cm"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" style:family="table">
      <style:table-properties style:width="15.984cm" fo:margin-left="0.009cm" fo:margin-top="0cm" fo:margin-bottom="0cm" table:align="left" style:writing-mode="lr-tb"/>
    </style:style>
    <style:style style:name="Tableau13.A" style:family="table-column">
      <style:table-column-properties style:column-width="15.984cm"/>
    </style:style>
    <style:style style:name="Tableau13.1" style:family="table-row">
      <style:table-row-properties style:min-row-height="3.586cm"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" style:family="table">
      <style:table-properties style:width="15.984cm" fo:margin-left="0.009cm" fo:margin-top="0cm" fo:margin-bottom="0cm" table:align="left" style:writing-mode="lr-tb"/>
    </style:style>
    <style:style style:name="Tableau14.A" style:family="table-column">
      <style:table-column-properties style:column-width="15.984cm"/>
    </style:style>
    <style:style style:name="Tableau14.1" style:family="table-row">
      <style:table-row-properties style:min-row-height="3.586cm" fo:keep-together="auto"/>
    </style:style>
    <style:style style:name="Tableau1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_20_Spacing">
      <style:text-properties fo:font-style="normal" style:font-style-asian="normal"/>
    </style:style>
    <style:style style:name="P2" style:family="paragraph" style:parent-style-name="No_20_Spacing">
      <style:text-properties fo:font-variant="small-caps" style:text-underline-style="solid" style:text-underline-width="auto" style:text-underline-color="font-color" fo:font-weight="bold" style:font-weight-asian="bold"/>
    </style:style>
    <style:style style:name="P3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style="normal" style:font-style-asian="normal"/>
    </style:style>
    <style:style style:name="P4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style="normal" fo:font-weight="bold" style:font-style-asian="normal" style:font-weight-asian="bold"/>
    </style:style>
    <style:style style:name="P5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style="normal" fo:font-weight="bold" officeooo:paragraph-rsid="000f99b9" style:font-style-asian="normal" style:font-weight-asian="bold"/>
    </style:style>
    <style:style style:name="P6" style:family="paragraph" style:parent-style-name="No_20_Spacing">
      <style:paragraph-properties fo:margin-top="0cm" fo:margin-bottom="0cm" style:contextual-spacing="false" fo:text-align="start" style:justify-single-word="false" fo:orphans="2" fo:widows="2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Wingdings" style:font-name-asian="Wingdings1" style:font-name-complex="Wingdings1"/>
    </style:style>
    <style:style style:name="T4" style:family="text">
      <style:text-properties fo:font-variant="small-caps" style:text-underline-style="solid" style:text-underline-width="auto" style:text-underline-color="font-color" fo:font-weight="bold" style:font-weight-asian="bold"/>
    </style:style>
    <style:style style:name="T5" style:family="text">
      <style:text-properties fo:font-variant="small-caps" style:text-underline-style="solid" style:text-underline-width="auto" style:text-underline-color="font-color" fo:font-weight="bold" officeooo:rsid="000d2ea0" style:font-weight-asian="bold"/>
    </style:style>
    <style:style style:name="T6" style:family="text">
      <style:text-properties fo:font-variant="small-caps" fo:font-style="normal" style:text-underline-style="solid" style:text-underline-width="auto" style:text-underline-color="font-color" fo:font-weight="bold" style:font-style-asian="normal" style:font-weight-asian="bold"/>
    </style:style>
    <style:style style:name="T7" style:family="text">
      <style:text-properties fo:font-style="normal" style:font-style-asian="normal"/>
    </style:style>
    <style:style style:name="T8" style:family="text">
      <style:text-properties style:font-name="Calibri" fo:font-size="11pt" fo:language="fr" fo:country="FR" fo:font-style="normal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/>
    </style:style>
    <style:style style:name="T9" style:family="text">
      <style:text-properties style:font-name="Calibri" fo:font-size="11pt" fo:language="fr" fo:country="FR" fo:font-style="normal" officeooo:rsid="000f99b9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/>
    </style:style>
    <style:style style:name="T10" style:family="text">
      <style:text-properties style:font-name="Calibri" fo:font-size="11pt" fo:language="fr" fo:country="FR" fo:font-style="normal" fo:font-weight="bold" style:letter-kerning="false" style:font-name-asian="Calibri1" style:font-size-asian="11pt" style:language-asian="en" style:country-asian="US" style:font-style-asian="normal" style:font-weight-asian="bold" style:font-name-complex="F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P – MAJ </text:span></text:p>
      <text:p text:style-name="P7"/>
      <text:p text:style-name="Standard"><text:span text:style-name="T2">Ecrivez les requêtes correspondant à la demande dans les cadres de celles-ci</text:span>. Nous travaillons toujours dans la base de données magasin <text:span text:style-name="T3"></text:span>.</text:p>
      <text:p text:style-name="Standard"/>
      <text:p text:style-name="No_20_Spacing"><text:span text:style-name="Subtle_20_Emphasis"><text:span text:style-name="T4">Affichez le nom, prenom des CLIENTS (sans doublon)</text:span></text:span></text:p>
      <text:p text:style-name="P1"><text:span text:style-name="Subtle_20_Emphasis"><text:span text:style-name="T7"/>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Subtle_20_Emphasis"><text:span text:style-name="T8"/></text:span></text:p>
            <text:p text:style-name="P4"><text:span text:style-name="Subtle_20_Emphasis"><text:span text:style-name="T8">USE magasin_v2;<text:line-break/>SELECT DISTINCT nom, prenom FROM client</text:span></text:span></text:p>
          </table:table-cell>
        </table:table-row>
      </table:table>
      <text:p text:style-name="Standard"/>
      <text:p text:style-name="No_20_Spacing"><text:span text:style-name="Subtle_20_Emphasis"><text:span text:style-name="T4">Affichez le nom, le style, le prix et l’id support des jeux (uniquement ceux qui ont un prix)</text:span></text:span></text:p>
      <text:p text:style-name="P1"><text:span text:style-name="Subtle_20_Emphasis"><text:span text:style-name="T7"/>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pan text:style-name="Subtle_20_Emphasis"><text:span text:style-name="T8"/></text:span></text:p>
            <text:p text:style-name="P4"><text:span text:style-name="Subtle_20_Emphasis"><text:span text:style-name="T8">USE magasin_v2;<text:line-break/>SELECT DISTINCT nom, style, prix, id_support FROM jeuxvideo<text:line-break/>WHERE prix IS NOT NULL;</text:span></text:span></text:p>
          </table:table-cell>
        </table:table-row>
      </table:table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No_20_Spacing"><text:span text:style-name="Subtle_20_Emphasis"><text:span text:style-name="T4">Affichez les informations des jeuxvideo et leur stock uniquement des jeux qui ne sont pas encore rangé mais qui sont bien en stock</text:span></text:span></text:p>
      <text:p text:style-name="P1"><text:span text:style-name="Subtle_20_Emphasis"><text:span text:style-name="T7"/>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"><text:span text:style-name="Subtle_20_Emphasis"><text:span text:style-name="T8">USE magasin_v2;<text:line-break/>SELECT * FROM jeuxvideo<text:line-break/>INNER JOIN stock ON jeuxvideo.id_jeuxvideo = stock.id_jeuxvideo<text:line-break/>WHERE stock.quantity IS NOT NULL AND stock.id_localisation IS NULL</text:span></text:span></text:p>
          </table:table-cell>
        </table:table-row>
      </table:table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oft-page-break/><text:span text:style-name="Subtle_20_Emphasis"><text:span text:style-name="T4"/></text:span></text:p>
      <text:p text:style-name="P2"><text:span text:style-name="Subtle_20_Emphasis"><text:span text:style-name="T4"/></text:span></text:p>
      <text:p text:style-name="No_20_Spacing"><text:span text:style-name="Subtle_20_Emphasis"><text:span text:style-name="T4">Affichez le nom, le style, le prix, <text:s/>l’id support et la quantité des jeux (uniquement ceux qui ont une quantité en stock)</text:span></text:span></text:p>
      <text:p text:style-name="P1"><text:span text:style-name="Subtle_20_Emphasis"><text:span text:style-name="T7"/>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"><text:span text:style-name="Subtle_20_Emphasis"><text:span text:style-name="T8">USE magasin_v2;<text:line-break/>SELECT nom, style, prix, id_support, quantity FROM jeuxvideo<text:line-break/>INNER JOIN stock ON jeuxvideo.id_jeuxvideo = stock.id_jeuxvideo<text:line-break/>WHERE stock.quantity IS NOT NULL;</text:span></text:span></text:p>
          </table:table-cell>
        </table:table-row>
      </table:table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No_20_Spacing"><text:span text:style-name="Subtle_20_Emphasis"><text:span text:style-name="T4">Affichez le nom, le style, le prix, <text:s/>le nom du support et la quantité des jeux (uniquement ceux qui ont une quantité en stock)</text:span></text:span></text:p>
      <text:p text:style-name="P1"><text:span text:style-name="Subtle_20_Emphasis"><text:span text:style-name="T7"/>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"><text:span text:style-name="Subtle_20_Emphasis"><text:span text:style-name="T8">USE magasin_v2;<text:line-break/>SELECT jeuxvideo.nom, style, prix, support.nom AS support, quantity FROM jeuxvideo<text:line-break/>INNER JOIN stock ON jeuxvideo.id_jeuxvideo = stock.id_jeuxvideo<text:line-break/>INNER JOIN support ON jeuxvideo.id_support = support.id_support<text:line-break/>WHERE stock.quantity IS NOT NULL;</text:span></text:span></text:p>
          </table:table-cell>
        </table:table-row>
      </table:table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No_20_Spacing"><text:span text:style-name="Subtle_20_Emphasis"><text:span text:style-name="T4">Afficher l’id_client, le nom et le prénom des clients dont l’id est compris entre 2 et 6 (2 et 6 exclu</text:span></text:span></text:p>
      <text:p text:style-name="P1"><text:span text:style-name="Subtle_20_Emphasis"><text:span text:style-name="T7"/>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4"><text:span text:style-name="Subtle_20_Emphasis"><text:span text:style-name="T8">USE magasin_v2;<text:line-break/>SELECT id_client, nom, prenom FROM client<text:line-break/>WHERE id_client BETWEEN 3 AND 5</text:span></text:span></text:p>
          </table:table-cell>
        </table:table-row>
      </table:table>
      <text:p text:style-name="Standard"/>
      <text:p text:style-name="No_20_Spacing"><text:span text:style-name="Subtle_20_Emphasis"><text:span text:style-name="T4">Affichez le nom, le style, le prix, <text:s/>le nom du support et la quantité des jeux (qu’ils </text:span></text:span><text:span text:style-name="Subtle_20_Emphasis"><text:span text:style-name="T5">AIENT</text:span></text:span><text:span text:style-name="Subtle_20_Emphasis"><text:span text:style-name="T4"> une quantité ou non)</text:span></text:span></text:p>
      <text:p text:style-name="P1"><text:span text:style-name="Subtle_20_Emphasis"><text:span text:style-name="T7"/>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"><text:span text:style-name="Subtle_20_Emphasis"><text:span text:style-name="T8">USE magasin_v2;<text:line-break/>SELECT jeuxvideo.nom, style, prix, support.nom AS support, quantity FROM jeuxvideo<text:line-break/>INNER JOIN stock ON jeuxvideo.id_jeuxvideo = stock.id_jeuxvideo<text:line-break/>INNER JOIN support ON jeuxvideo.id_support = support.id_support</text:span></text:span></text:p>
          </table:table-cell>
        </table:table-row>
      </table:table>
      <text:p text:style-name="Standard"/>
      <text:p text:style-name="P2"><text:soft-page-break/><text:span text:style-name="Subtle_20_Emphasis"><text:span text:style-name="T4"/></text:span></text:p>
      <text:p text:style-name="No_20_Spacing"><text:span text:style-name="Subtle_20_Emphasis"><text:span text:style-name="T4">Affichez le nombre total de clients du magasin </text:span></text:span></text:p>
      <text:p text:style-name="P1"><text:span text:style-name="Subtle_20_Emphasis"><text:span text:style-name="T7"/></text:span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4"><text:span text:style-name="Subtle_20_Emphasis"><text:span text:style-name="T8">USE magasin_v2;<text:line-break/>SELECT COUNT(nom) FROM client</text:span></text:span></text:p>
          </table:table-cell>
        </table:table-row>
      </table:table>
      <text:p text:style-name="Standard"/>
      <text:p text:style-name="Standard"/>
      <text:p text:style-name="Standard"/>
      <text:p text:style-name="No_20_Spacing"><text:span text:style-name="Subtle_20_Emphasis"><text:span text:style-name="T4">Affichez le nom et le prenom des clients qui jouent à diablo </text:span></text:span><text:bookmark text:name="_GoBack"/><text:span text:style-name="Subtle_20_Emphasis"><text:span text:style-name="T4">2 TRI</text:span></text:span><text:span text:style-name="Subtle_20_Emphasis"><text:span text:style-name="T5">És</text:span></text:span><text:span text:style-name="Subtle_20_Emphasis"><text:span text:style-name="T4"> par désordre alphabétique</text:span></text:span></text:p>
      <text:p text:style-name="P1"><text:span text:style-name="Subtle_20_Emphasis"><text:span text:style-name="T7"/></text:span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5"><text:span text:style-name="Subtle_20_Emphasis"><text:span text:style-name="T8">USE magasin_v2;<text:line-break/>SELECT distinct nom, prenom FROM client<text:line-break/>INNER JOIN jouer ON jouer.id_client = client.id_client<text:line-break/>WHERE jouer.id_jeuxvideo = 1</text:span></text:span></text:p>
            <text:p text:style-name="P5"><text:span text:style-name="Subtle_20_Emphasis"><text:span text:style-name="T9">ORDER BY nom<text:line-break/>DESC</text:span></text:span></text:p>
          </table:table-cell>
        </table:table-row>
      </table:table>
      <text:p text:style-name="Standard"/>
      <text:p text:style-name="No_20_Spacing"><text:span text:style-name="Subtle_20_Emphasis"><text:span text:style-name="T4">Affichez uniquement les jeux ps4</text:span></text:span></text:p>
      <text:p text:style-name="P1"><text:span text:style-name="Subtle_20_Emphasis"><text:span text:style-name="T7"/></text:span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"><text:span text:style-name="Subtle_20_Emphasis"><text:span text:style-name="T8">USE magasin_v2;<text:line-break/>SELECT * FROM jeuxvideo<text:line-break/>WHERE id_support = (SELECT id_support FROM support WHERE nom="ps4")</text:span></text:span></text:p>
          </table:table-cell>
        </table:table-row>
      </table:table>
      <text:p text:style-name="Standard"/>
      <text:p text:style-name="No_20_Spacing"><text:span text:style-name="Subtle_20_Emphasis"><text:span text:style-name="T4">Affichez uniquement les jeux sortie après 2010</text:span></text:span></text:p>
      <text:p text:style-name="P1"><text:span text:style-name="Subtle_20_Emphasis"><text:span text:style-name="T7"/></text:span></text:p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4"><text:span text:style-name="Subtle_20_Emphasis"><text:span text:style-name="T8">USE magasin_v2;<text:line-break/>SELECT * FROM jeuxvideo<text:line-break/>WHERE date_sortie &gt; "2010-01-01"</text:span></text:span></text:p>
          </table:table-cell>
        </table:table-row>
      </table:table>
      <text:p text:style-name="Standard"/>
      <text:p text:style-name="Standard"/>
      <text:p text:style-name="Standard"><text:soft-page-break/></text:p>
      <text:p text:style-name="No_20_Spacing"><text:span text:style-name="Subtle_20_Emphasis"><text:span text:style-name="T4">Affichez le nombre de jeux par support.</text:span></text:span></text:p>
      <text:p text:style-name="P1"><text:span text:style-name="Subtle_20_Emphasis"><text:span text:style-name="T7"/></text:span>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4"><text:span text:style-name="Subtle_20_Emphasis"><text:span text:style-name="T8">USE magasin_v2;<text:line-break/>SELECT COUNT(jeuxvideo.nom) FROM jeuxvideo<text:line-break/>INNER JOIN support ON support.id_support = jeuxvideo.id_support<text:line-break/>GROUP BY support.id_support</text:span></text:span></text:p>
          </table:table-cell>
        </table:table-row>
      </table:table>
      <text:p text:style-name="Standard"/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No_20_Spacing"><text:span text:style-name="Subtle_20_Emphasis"><text:span text:style-name="T4">Affichez le prix total des jeux en stock, ainsi que le nom des jeux, le prix total doit être propre à chaque Licence (ignorez le support). Faite la moyenne de chaque prix et affichez la également. Je ne veux voir le resultat que des licences dont la moyenne est inférieur à 30</text:span></text:span></text:p>
      <text:p text:style-name="P1"><text:span text:style-name="Subtle_20_Emphasis"><text:span text:style-name="T7"/></text:span></text:p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6"><text:span text:style-name="Subtle_20_Emphasis"><text:span text:style-name="T10"><text:s/>USE magasin_v2;<text:line-break/>SELECT SUM(prix*quantity) AS prix, round(AVG(prix)) as moyenne, nom FROM jeuxvideo<text:line-break/>INNER JOIN stock ON stock.id_jeuxvideo = jeuxvideo.id_jeuxvideo<text:line-break/>GROUP BY nom<text:line-break/>HAVING moyenne&lt;30</text:span></text:span></text:p>
          </table:table-cell>
        </table:table-row>
      </table:table>
      <text:p text:style-name="Standard"/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No_20_Spacing"><text:span text:style-name="Subtle_20_Emphasis"><text:span text:style-name="T4">Affichez le nom et le prénom des clients ainsi que le prix total des jeux qu’ils ont acheté au magasin. Groupez les résultat par nom, Il y a deux Jean valgean, attention à ne pas regrouper l’un avec l’autre car ce n’est pas la même personne.</text:span></text:span></text:p>
      <text:p text:style-name="P1"><text:span text:style-name="Subtle_20_Emphasis"><text:span text:style-name="T7"/></text:span></text:p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4"><text:span text:style-name="Subtle_20_Emphasis"><text:span text:style-name="T8">USE magasin_v2;<text:line-break/>SELECT client.nom, prenom, SUM(prix) AS total FROM client<text:line-break/>INNER JOIN jouer ON jouer.id_client = client.id_client<text:line-break/>INNER JOIN jeuxvideo ON jeuxvideo.id_jeuxvideo = jouer.id_jeuxvideo<text:line-break/>GROUP BY client.id_client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BAILLY</meta:initial-creator>
    <meta:editing-cycles>26</meta:editing-cycles>
    <meta:creation-date>2021-06-11T09:37:00</meta:creation-date>
    <dc:date>2021-06-18T14:49:44.898000000</dc:date>
    <meta:editing-duration>PT1H51M31S</meta:editing-duration>
    <meta:generator>LibreOffice/7.1.4.2$Windows_X86_64 LibreOffice_project/a529a4fab45b75fefc5b6226684193eb000654f6</meta:generator>
    <meta:document-statistic meta:table-count="14" meta:image-count="0" meta:object-count="0" meta:page-count="4" meta:paragraph-count="31" meta:word-count="564" meta:character-count="3676" meta:non-whitespace-character-count="3137"/>
    <meta:user-defined meta:name="AppVersion">16.0000</meta:user-defined>
    <meta:template xlink:type="simple" xlink:actuate="onRequest" xlink:title="Normal.dotm" xlink:href=""/>
  </office:meta>
</office:document-meta>
</file>